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ard" style:family="paragraph">
      <style:paragraph-properties fo:text-align="center"/>
      <style:text-properties fo:font-size="18pt" style:font-size-asian="18pt" style:font-size-complex="18pt"/>
    </style:style>
  </office:automatic-styles>
  <office:body>
    <office:text text:use-soft-page-breaks="true">
      <text:p text:style-name="P1">Sprint Plus vragenlijst<text:s/>voor eerste sessie:</text:p>
      <text:p text:style-name="P2"/>
      <text:p text:style-name="Standaard">Naam (optioneel):<text:line-break/><text:line-break/><text:line-break/>1)<text:s/>Wat verwacht<text:s/>of hoop<text:s/>je te leren tijdens de sessies?</text:p>
      <text:p text:style-name="Standaard"/>
      <text:p text:style-name="Standaard"/>
      <text:p text:style-name="Standaard"/>
      <text:p text:style-name="Standaard">2)<text:s/>Hoe ervaren ben<text:s/>je<text:s/>met het programma “Sprint Plus”?<text:s/>Geef een cijfer van 1 tot en met 10. (1 = Nooit gebruikt, 10 = Ik werk er dagelijks mee)</text:p>
      <text:p text:style-name="Standaard"/>
      <text:p text:style-name="Standaard">2.1)<text:s/>Verduidelijk waarom je dit getal koos.</text:p>
      <text:p text:style-name="Standaard"/>
      <text:p text:style-name="Standaard"/>
      <text:p text:style-name="Standaard"/>
      <text:p text:style-name="Standaard">3)<text:s/>Hoe voel je je bij het gebruik van het programma? Denk je dat het iets nuttig is voor jou?</text:p>
      <text:p text:style-name="Standaard"/>
      <text:p text:style-name="Standaard"/>
      <text:p text:style-name="Standaard"/>
      <text:p text:style-name="Standaard">4)<text:s/>Kan je hulp vragen aan andere als je vastzit met een probleem rond “Sprint Plus”?</text:p>
      <text:p text:style-name="Standaard"/>
      <text:p text:style-name="Standaard">4.1)<text:s/>Zo ja, aan wie kan je hulp vragen?</text:p>
      <text:p text:style-name="Standaard"/>
      <text:p text:style-name="Standaard">4.2)<text:s/>Zo nee, aan wie zou je hulp willen vragen of van wie zou je hulp verwachten?</text:p>
      <text:p text:style-name="Standaard"/>
      <text:p text:style-name="Standaard"/>
      <text:p text:style-name="Standaard"/>
      <text:p text:style-name="Standaard">5) Voor wat gebruik je het programma al? Of waarvoor zou je het graag gebruiken?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istian Brekalo</meta:initial-creator>
    <dc:creator>Kristian Brekalo</dc:creator>
    <meta:creation-date>2024-11-12T09:15:00Z</meta:creation-date>
    <dc:date>2024-11-12T09:15:00Z</dc:date>
    <meta:template xlink:href="Normal.dotm" xlink:type="simple"/>
    <meta:editing-cycles>1</meta:editing-cycles>
    <meta:editing-duration>PT0S</meta:editing-duration>
    <meta:document-statistic meta:page-count="1" meta:paragraph-count="1" meta:word-count="108" meta:character-count="706" meta:row-count="4" meta:non-whitespace-character-count="599"/>
  </office:meta>
</office:document-meta>
</file>